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bf00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81d41a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eatles - In My Life</text:p>
      <text:p text:style-name="Preformatted_20_Text"/>
      <text:p text:style-name="Preformatted_20_Text">Key: A</text:p>
      <text:p text:style-name="Preformatted_20_Text">My preferred key: B</text:p>
      <text:p text:style-name="Preformatted_20_Text"/>
      <text:p text:style-name="Preformatted_20_Text">[Intro]</text:p>
      <text:p text:style-name="Preformatted_20_Text">&lt;A&gt;--- <text:span text:style-name="T7">&lt;E&gt;--- <text:s text:c="12"/></text:span>...</text:p>
      <text:p text:style-name="Preformatted_20_Text">&lt;A&gt;--- &lt;E&gt;--- <text:s text:c="12"/>...</text:p>
      <text:p text:style-name="Preformatted_20_Text"/>
      <text:p text:style-name="Preformatted_20_Text">[Verse]</text:p>
      <text:p text:style-name="Preformatted_20_Text">&lt;A&gt;- &lt;E&gt;- &lt;F#m&gt;- <text:span text:style-name="T2">&lt;A7&gt;-</text:span> <text:s text:c="3"/>There are places I'll remember</text:p>
      <text:p text:style-name="Preformatted_20_Text"><text:span text:style-name="T6">&lt;D&gt;-</text:span> &lt;Dm&gt;- &lt;A&gt;--- <text:s text:c="8"/>All my life though some have changed</text:p>
      <text:p text:style-name="Preformatted_20_Text">&lt;A&gt;- &lt;E&gt;- &lt;F#m&gt;- &lt;A7&gt;- <text:s text:c="3"/>Some forever not for better</text:p>
      <text:p text:style-name="Preformatted_20_Text">&lt;D&gt;- &lt;Dm&gt;- &lt;A&gt;--- <text:s text:c="8"/>Some have gone and some remain</text:p>
      <text:p text:style-name="Preformatted_20_Text"/>
      <text:p text:style-name="Preformatted_20_Text">[Chorus]</text:p>
      <text:p text:style-name="Preformatted_20_Text">&lt;F#m&gt;--- <text:span text:style-name="T2">&lt;D&gt;---</text:span> <text:s text:c="10"/>All these 🖼️ have their moments</text:p>
      <text:p text:style-name="P1">&lt;G&gt;--- &lt;A&gt;--- <text:s text:c="12"/>With ❤️ and friends I still can recall</text:p>
      <text:p text:style-name="P1">&lt;F#m&gt;--- &lt;B&gt;--- <text:s text:c="10"/>Some are ⚰️ and some are living</text:p>
      <text:p text:style-name="Preformatted_20_Text"><text:span text:style-name="T7">&lt;Dm&gt;--- &lt;A&gt;--- <text:s text:c="9"/></text:span><text:s text:c="2"/>In my life I've loved them all</text:p>
      <text:p text:style-name="Preformatted_20_Text"/>
      <text:p text:style-name="Preformatted_20_Text">[Lick]</text:p>
      <text:p text:style-name="Preformatted_20_Text">&lt;A&gt;--- &lt;E&gt;--- <text:s text:c="12"/>...</text:p>
      <text:p text:style-name="Preformatted_20_Text"/>
      <text:p text:style-name="Preformatted_20_Text">[Verse]</text:p>
      <text:p text:style-name="Preformatted_20_Text">&lt;A&gt;- &lt;E&gt;- &lt;F#m&gt;- &lt;A7&gt;- <text:s text:c="3"/>But of all these friends and lovers</text:p>
      <text:p text:style-name="Preformatted_20_Text">&lt;D&gt;- &lt;Dm&gt;- &lt;A&gt;--- <text:s text:c="8"/>There is no one compares with you</text:p>
      <text:p text:style-name="Preformatted_20_Text">&lt;A&gt;- &lt;E&gt;- &lt;F#m&gt;- &lt;A7&gt;- <text:s text:c="3"/>And these memories lose their meaning</text:p>
      <text:p text:style-name="Preformatted_20_Text">&lt;D&gt;- &lt;Dm&gt;- &lt;A&gt;--- <text:s text:c="8"/>When I think of love as something new</text:p>
      <text:p text:style-name="Preformatted_20_Text"/>
      <text:p text:style-name="Preformatted_20_Text">[Chorus]</text:p>
      <text:p text:style-name="Preformatted_20_Text">&lt;F#m&gt;--- &lt;D&gt;--- <text:s text:c="10"/>Though I 💭 I'll never lose affection</text:p>
      <text:p text:style-name="Preformatted_20_Text">&lt;G&gt;--- &lt;A&gt;--- <text:s text:c="12"/>For people and 📺 that went before</text:p>
      <text:p text:style-name="Preformatted_20_Text">&lt;F#m&gt;--- &lt;B&gt;--- <text:s text:c="10"/>I know I'll often 🛑 and think about them</text:p>
      <text:p text:style-name="Preformatted_20_Text">&lt;Dm&gt;--- &lt;A&gt;--- <text:s text:c="11"/>In my life I love you more</text:p>
      <text:p text:style-name="Preformatted_20_Text"/>
      <text:p text:style-name="Preformatted_20_Text">[Solo]</text:p>
      <text:p text:style-name="Preformatted_20_Text">&lt;A&gt;- &lt;E&gt;- &lt;F#m&gt;- &lt;A7&gt;- <text:s text:c="3"/>...</text:p>
      <text:p text:style-name="Preformatted_20_Text">&lt;D&gt;- &lt;Dm&gt;- &lt;A&gt;--- <text:s text:c="8"/>...</text:p>
      <text:p text:style-name="Preformatted_20_Text">&lt;A&gt;- &lt;E&gt;- &lt;F#m&gt;- &lt;A7&gt;- <text:s text:c="3"/>...</text:p>
      <text:p text:style-name="Preformatted_20_Text">&lt;D&gt;- &lt;Dm&gt;- &lt;A&gt;--- <text:s text:c="8"/>...</text:p>
      <text:p text:style-name="Preformatted_20_Text"/>
      <text:p text:style-name="Preformatted_20_Text">[Chorus]</text:p>
      <text:p text:style-name="Preformatted_20_Text">&lt;F#m&gt;--- &lt;D&gt;--- <text:s text:c="10"/><text:span text:style-name="T2">All these 🖼️ have their moments</text:span></text:p>
      <text:p text:style-name="Preformatted_20_Text">&lt;G&gt;--- &lt;A&gt;--- <text:s text:c="12"/>With ❤️ and friends I still can recall</text:p>
      <text:p text:style-name="Preformatted_20_Text">&lt;F#m&gt;--- &lt;B&gt;--- <text:s text:c="10"/><text:span text:style-name="T5">Some are ⚰️ and some are living</text:span></text:p>
      <text:p text:style-name="Preformatted_20_Text">&lt;Dm&gt;--- &lt;A&gt;--- <text:s text:c="11"/>In my life I've loved them all</text:p>
      <text:p text:style-name="Preformatted_20_Text"/>
      <text:p text:style-name="Preformatted_20_Text">[Outro]</text:p>
      <text:p text:style-name="Preformatted_20_Text">&lt;A&gt;--- &lt;E&gt;--- <text:s text:c="12"/>...</text:p>
      <text:p text:style-name="Preformatted_20_Text">&lt;Dm&gt;--- &lt;A&gt;--- <text:s text:c="11"/>In my life I love you more</text:p>
      <text:p text:style-name="Preformatted_20_Text">&lt;A&gt;--- &lt;E&gt;--- <text:s text:c="12"/>...</text:p>
      <text:p text:style-name="Preformatted_20_Text">&lt;A&gt;--- <text:s text:c="19"/>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6:02:55.409315481</dc:date>
    <meta:editing-duration>PT20M15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43" meta:word-count="253" meta:character-count="1625" meta:non-whitespace-character-count="1130"/>
  </office:meta>
</office:document-meta>
</file>